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1.5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i param</text:p>
          </table:table-cell>
          <table:table-cell office:value-type="string" calcext:value-type="string">
            <text:p>lx param</text:p>
          </table:table-cell>
          <table:table-cell office:value-type="string" calcext:value-type="string">
            <text:p>tz param</text:p>
          </table:table-cell>
          <table:table-cell office:value-type="string" calcext:value-type="string">
            <text:p>ct param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lg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d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tz=utc&amp;ct=sy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tz=utc&amp;ct=lg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tz=utc&amp;ct=d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tz=utc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tz=utc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sy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lg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d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sy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lg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&amp;ct=d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jp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p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nega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jst&amp;ct=s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?ri=us&amp;tz=jst</text:span>&amp;ct=l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?ri=us&amp;tz=jst</text:span>&amp;ct=d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js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js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?ri=us&amp;tz=utc</text:span>&amp;ct=s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?ri=us&amp;tz=utc</text:span>&amp;ct=l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?ri=us&amp;tz=utc</text:span>&amp;ct=d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&amp;ct=s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&amp;ct=l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&amp;ct=d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tz=utc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ct=s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ct=l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&amp;ct=d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u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?ri=u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r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ositive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d</text:p>
          </table:table-cell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00:53:49.041756088</meta:creation-date>
    <dc:date>2025-10-22T02:11:47.683179543</dc:date>
    <meta:editing-duration>PT4M12S</meta:editing-duration>
    <meta:editing-cycles>1</meta:editing-cycles>
    <meta:document-statistic meta:table-count="2" meta:cell-count="2769" meta:object-count="0"/>
    <meta:generator>LibreOffice/25.8.2.2$Linux_X86_64 LibreOffice_project/d401f2107ccab8f924a8e2df40f573aab7605b6f</meta:generator>
  </office:meta>
</office:document-meta>
</file>